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5.553cm" svg:y1="6.707cm" svg:x2="6.939cm" svg:y2="6.707cm" draw:start-shape="id1" draw:start-glue-point="1" draw:end-shape="id2" draw:end-glue-point="3" svg:d="m5553 6707h1386" svg:viewBox="0 0 1387 1">
          <text:p/>
        </draw:connector>
        <draw:connector draw:style-name="gr1" draw:text-style-name="P1" draw:layer="layout" svg:x1="9.987cm" svg:y1="6.707cm" svg:x2="11.305cm" svg:y2="6.707cm" draw:start-shape="id2" draw:start-glue-point="1" draw:end-shape="id3" draw:end-glue-point="3" svg:d="m9987 6707h1318" svg:viewBox="0 0 1319 1">
          <text:p/>
        </draw:connector>
        <draw:connector draw:style-name="gr1" draw:text-style-name="P1" draw:layer="layout" draw:type="line" svg:x1="14.861cm" svg:y1="6.707cm" svg:x2="16.221cm" svg:y2="6.707cm" draw:start-shape="id3" draw:start-glue-point="1" draw:end-shape="id4" draw:end-glue-point="3" svg:d="m14861 6707h1360" svg:viewBox="0 0 1361 1">
          <text:p/>
        </draw:connector>
        <draw:custom-shape draw:style-name="gr2" draw:text-style-name="P1" xml:id="id5" draw:id="id5" draw:layer="layout" svg:width="3.81cm" svg:height="2.54cm" svg:x="16.094cm" svg:y="1.635cm">
          <text:p text:style-name="P1">Test</text:p>
          <text:p text:style-name="P1">Datase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999cm" svg:y1="4.175cm" svg:x2="17.999cm" svg:y2="5.437cm" draw:start-shape="id5" draw:start-glue-point="2" draw:end-shape="id4" draw:end-glue-point="0" svg:d="m17999 4175v1262" svg:viewBox="0 0 1 1263">
          <text:p/>
        </draw:connector>
        <draw:line draw:style-name="gr1" draw:text-style-name="P1" draw:layer="layout" svg:x1="17.002cm" svg:y1="4.81cm" svg:x2="2.143cm" svg:y2="4.81cm">
          <text:p/>
        </draw:line>
        <draw:frame draw:style-name="gr3" draw:layer="layout" svg:width="5.252cm" svg:height="0.963cm" svg:x="7.08cm" svg:y="3.621cm">
          <draw:text-box>
            <text:p>Backpropagation</text:p>
          </draw:text-box>
        </draw:frame>
        <draw:custom-shape draw:style-name="gr2" draw:text-style-name="P1" xml:id="id1" draw:id="id1" draw:layer="layout" svg:width="3.81cm" svg:height="2.54cm" svg:x="1.743cm" svg:y="5.437cm">
          <text:p text:style-name="P1">Train</text:p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048cm" svg:height="2.54cm" svg:x="6.939cm" svg:y="5.437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556cm" svg:height="2.54cm" svg:x="11.305cm" svg:y="5.437cm">
          <text:p text:style-name="P1">Predicted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556cm" svg:height="2.54cm" svg:x="16.221cm" svg:y="5.437cm">
          <text:p text:style-name="P1">L2 error</text:p>
          <text:p text:style-name="P1">comput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6-01-30T22:05:45.661000000</dc:date>
    <meta:editing-duration>PT32M7S</meta:editing-duration>
    <meta:editing-cycles>21</meta:editing-cycles>
    <meta:generator>LibreOffice/4.1.3.2$Windows_x86 LibreOffice_project/70feb7d99726f064edab4605a8ab840c50ec57a</meta:generator>
    <meta:document-statistic meta:object-count="11"/>
  </office:meta>
</office:document-meta>
</file>